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Rootless Podman — Storage and Networking</text:p>
          </draw:text-box>
        </draw:frame>
        <draw:frame draw:style-name="TransBox" svg:width="31.8700cm" svg:height="3.5000cm" svg:x="1.0000cm" svg:y="8.8000cm">
          <draw:text-box>
            <text:p text:style-name="PBody">Rootless containers are Podman's default and the correct way to run containers on RHEL for most workloads. Resource: Notes Podman — Rootless containers: Official rootless setup and troubleshooting guide</text:p>
          </draw:text-box>
        </draw:frame>
        <draw:frame draw:style-name="TransBox" svg:width="31.8700cm" svg:height="0.7000cm" svg:x="1.0000cm" svg:y="17.8000cm">
          <draw:text-box>
            <text:p text:style-name="PFooter">05-rhca/containers/rootles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How rootless works</text:p>
            <text:p text:style-name="PBullet">▶  User namespace mapping in practice</text:p>
            <text:p text:style-name="PBullet">▶  Rootless storage</text:p>
            <text:p text:style-name="PBullet">▶  Rootless networking</text:p>
            <text:p text:style-name="PBullet">▶  Rootless networking: container-to-container</text:p>
            <text:p text:style-name="PBullet">▶  Inspect networking</text:p>
            <text:p text:style-name="PBullet">▶  Clean up rootless storag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rootless works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use user namespaces: your UID is mapped to a range of</text:p>
            <text:p text:style-name="PBullet">• sub-UIDs inside the container, so root inside the container is not root on the</text:p>
            <text:p text:style-name="PBullet">• host.</text:p>
            <text:p text:style-name="PBullet">• Expected: rhel:100000:65536 — 65536 UIDs mapped starting at 100000.</text:p>
            <text:p text:style-name="PBullet">• If missing (fresh system):</text:p>
          </draw:text-box>
        </draw:frame>
        <draw:frame draw:style-name="CodeBox" svg:width="15.7350cm" svg:height="13.5500cm" svg:x="17.1350cm" svg:y="4.0000cm">
          <draw:text-box>
            <text:p text:style-name="PCode"># Check your sub-UID and sub-GID mappings
cat /etc/subuid | grep $(whoami)
cat /etc/subgid | grep $(whoami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rootless works (cont.)</text:p>
          </draw:text-box>
        </draw:frame>
        <draw:frame draw:style-name="CodeBox" svg:width="31.8700cm" svg:height="13.5500cm" svg:x="1.0000cm" svg:y="4.0000cm">
          <draw:text-box>
            <text:p text:style-name="PCode">sudo usermod --add-subuids 100000-165535 --add-subgids 100000-165535 $(whoami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</text:p>
          </draw:text-box>
        </draw:frame>
        <draw:frame draw:style-name="TransBox" svg:width="15.7350cm" svg:height="13.5500cm" svg:x="1.0000cm" svg:y="4.0000cm">
          <draw:text-box>
            <text:p text:style-name="PBullet">• Inside a rootless container:</text:p>
            <text:p text:style-name="PBullet">• On the host:</text:p>
            <text:p text:style-name="PBullet">• Files created by root inside the container appear owned by a high UID on the host:</text:p>
          </draw:text-box>
        </draw:frame>
        <draw:frame draw:style-name="CodeBox" svg:width="15.7350cm" svg:height="13.5500cm" svg:x="17.1350cm" svg:y="4.0000cm">
          <draw:text-box>
            <text:p text:style-name="PCode">podman run --rm alpine id
# uid=0(root) gid=0(root) — root INSIDE the contain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 (cont.)</text:p>
          </draw:text-box>
        </draw:frame>
        <draw:frame draw:style-name="CodeBox" svg:width="31.8700cm" svg:height="13.5500cm" svg:x="1.0000cm" svg:y="4.0000cm">
          <draw:text-box>
            <text:p text:style-name="PCode">ps aux | grep "podman\|alpine"
# Process runs as YOUR UID — not r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r namespace mapping in practice (cont.)</text:p>
          </draw:text-box>
        </draw:frame>
        <draw:frame draw:style-name="CodeBox" svg:width="31.8700cm" svg:height="13.5500cm" svg:x="1.0000cm" svg:y="4.0000cm">
          <draw:text-box>
            <text:p text:style-name="PCode">podman run --rm -v /tmp/test:/data:Z alpine sh -c "echo hello &gt; /data/file"
ls -ln /tmp/test/file
# -rw-r--r-- 1 100000 100000 ...   (mapped UID on host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torage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store images and container data in:</text:p>
            <text:p text:style-name="PBullet">• RHEL defaults to the overlay storage driver using ~/.local/share/containers/.</text:p>
          </draw:text-box>
        </draw:frame>
        <draw:frame draw:style-name="CodeBox" svg:width="15.7350cm" svg:height="13.5500cm" svg:x="17.1350cm" svg:y="4.0000cm">
          <draw:text-box>
            <text:p text:style-name="PCode">~/.local/share/containers/storage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torage (cont.)</text:p>
          </draw:text-box>
        </draw:frame>
        <draw:frame draw:style-name="CodeBox" svg:width="31.8700cm" svg:height="13.5500cm" svg:x="1.0000cm" svg:y="4.0000cm">
          <draw:text-box>
            <text:p text:style-name="PCode"># View storage usage
podman system df

# Inspect storage driver
podman info | grep -A5 stor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networking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s use pasta (RHEL 10) or slirp4netns for network</text:p>
            <text:p text:style-name="PBullet">• namespacing, which provides NAT-like networking.</text:p>
            <text:p text:style-name="PBullet">• 📝 Ports below 1024</text:p>
            <text:p text:style-name="PBullet">• Rootless containers cannot bind to ports below 1024 on the host.</text:p>
            <text:p text:style-name="PBullet">• Use a port above 1024 (e.g., 8080) or set a redirect in firewalld.</text:p>
          </draw:text-box>
        </draw:frame>
        <draw:frame draw:style-name="CodeBox" svg:width="15.7350cm" svg:height="13.5500cm" svg:x="17.1350cm" svg:y="4.0000cm">
          <draw:text-box>
            <text:p text:style-name="PCode"># Run container with port mapping
podman run -d --name web -p 8080:80 nginx:latest

# Test
curl http://localhost:8080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networking: container-to-container</text:p>
          </draw:text-box>
        </draw:frame>
        <draw:frame draw:style-name="TransBox" svg:width="15.7350cm" svg:height="13.5500cm" svg:x="1.0000cm" svg:y="4.0000cm">
          <draw:text-box>
            <text:p text:style-name="PBullet">• Containers in the same pod or network can communicate:</text:p>
          </draw:text-box>
        </draw:frame>
        <draw:frame draw:style-name="CodeBox" svg:width="15.7350cm" svg:height="13.5500cm" svg:x="17.1350cm" svg:y="4.0000cm">
          <draw:text-box>
            <text:p text:style-name="PCode"># Create a custom network
podman network create mynet

# Run containers on it
podman run -d --name app --network mynet myapp:latest
podman run -d --name db --network mynet mariadb:latest

# Container 'app' can reach 'db' by hostname
podman exec app ping -c 2 d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 networking</text:p>
          </draw:text-box>
        </draw:frame>
        <draw:frame draw:style-name="CodeBox" svg:width="31.8700cm" svg:height="13.5500cm" svg:x="1.0000cm" svg:y="4.0000cm">
          <draw:text-box>
            <text:p text:style-name="PCode"># List networks
podman network ls

# Inspect a network
podman network inspect mynet

# Show container IP
podman inspect web | grep IPAddress

# Show port mappings
podman port we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 up rootless storage</text:p>
          </draw:text-box>
        </draw:frame>
        <draw:frame draw:style-name="CodeBox" svg:width="31.8700cm" svg:height="13.5500cm" svg:x="1.0000cm" svg:y="4.0000cm">
          <draw:text-box>
            <text:p text:style-name="PCode"># Remove stopped containers
podman container prune

# Remove unused images
podman image prune

# Remove everything unused (containers, images, volumes, networks)
podman system prune

# Full reset (dangerous — removes everything)
podman system res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otless Podman — Storage and Networking</text:p>
          </draw:text-box>
        </draw:frame>
        <draw:frame draw:style-name="TransBox" svg:width="31.8700cm" svg:height="13.5500cm" svg:x="1.0000cm" svg:y="4.0000cm">
          <draw:text-box>
            <text:p text:style-name="PBullet">✓  How rootless works: Rootless containers use user namespaces: your UID is mapped to a range of</text:p>
            <text:p text:style-name="PBullet">✓  User namespace mapping in practice: Inside a rootless container:</text:p>
            <text:p text:style-name="PBullet">✓  Rootless storage: Rootless containers store images and container data in:</text:p>
            <text:p text:style-name="PBullet">✓  Rootless networking: Rootless containers use pasta (RHEL 10) or slirp4netns for network</text:p>
            <text:p text:style-name="PBullet">✓  Rootless networking: container-to-container: Containers in the same pod or network can communicate:</text:p>
            <text:p text:style-name="PBullet">✓  Inspect networking</text:p>
            <text:p text:style-name="PBullet">✓  Clean up rootless storag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